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0b393" officeooo:paragraph-rsid="0020b393"/>
    </style:style>
    <style:style style:name="P2" style:family="paragraph" style:parent-style-name="Text_20_body">
      <style:text-properties officeooo:rsid="0020dbb9" officeooo:paragraph-rsid="0020dbb9"/>
    </style:style>
    <style:style style:name="P3" style:family="paragraph" style:parent-style-name="Heading_20_2">
      <style:text-properties officeooo:rsid="0020dbb9" officeooo:paragraph-rsid="0020dbb9"/>
    </style:style>
    <style:style style:name="P4" style:family="paragraph" style:parent-style-name="Heading_20_3">
      <style:text-properties officeooo:rsid="001bb63b" officeooo:paragraph-rsid="0020b393"/>
    </style:style>
    <style:style style:name="P5" style:family="paragraph" style:parent-style-name="Heading_20_3">
      <style:text-properties officeooo:rsid="001bb63b" officeooo:paragraph-rsid="0020dbb9"/>
    </style:style>
    <style:style style:name="P6" style:family="paragraph" style:parent-style-name="Text_20_body">
      <style:text-properties officeooo:rsid="00290b6d" officeooo:paragraph-rsid="00290b6d"/>
    </style:style>
    <style:style style:name="P7" style:family="paragraph" style:parent-style-name="Text_20_body">
      <style:text-properties officeooo:rsid="00290b6d" officeooo:paragraph-rsid="0029e0ee"/>
    </style:style>
    <style:style style:name="T1" style:family="text">
      <style:text-properties officeooo:rsid="0020b3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9e0ee"/>
    </style:style>
    <style:style style:name="T4" style:family="text">
      <style:text-properties officeooo:rsid="0020d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ies</text:p>
      <text:p text:style-name="Subtitle">Visiteur</text:p>
      <text:p text:style-name="Text_20_body"/>
      <text:h text:style-name="Heading_20_2" text:outline-level="2">Création de compte</text:h>
      <text:p text:style-name="P1">En tant que visiteur, j’aimerais pouvoir créer un compte afin de pouvoir me connecter à l’application.</text:p>
      <text:h text:style-name="P4" text:outline-level="3">Critères d’acceptations</text:h>
      <text:p text:style-name="P7"><text:span text:style-name="T2">Étant donner</text:span> que je suis sur la page de connexion. <text:span text:style-name="T2">Quand</text:span> je rempli correctement le formulaire de connexion et que je clique sur le bouton « <text:span text:style-name="T1">créer un compte</text:span> ». <text:span text:style-name="T2">Alors</text:span>,<text:span text:style-name="T1"> </text:span><text:span text:style-name="T3">un compte est crée, </text:span><text:span text:style-name="T1">je suis authentifié et envoyé sur le tableau de bord.</text:span></text:p>
      <text:p text:style-name="Horizontal_20_Line"/>
      <text:h text:style-name="Heading_20_2" text:outline-level="2">Authentification</text:h>
      <text:p text:style-name="P1">En tant que visiteur, j’aimerais pouvoir m’authentifier afin d’accéder à l’application.</text:p>
      <text:h text:style-name="P4" text:outline-level="3">Critères d’acceptations</text:h>
      <text:p text:style-name="P6"><text:span text:style-name="T2">Étant donner</text:span> que je suis sur la page de connexion. <text:span text:style-name="T2">Quand</text:span> je rempli correctement le formulaire de connexion et que je clique sur le bouton « se connecter ». <text:span text:style-name="T2">Alors</text:span>,<text:span text:style-name="T1"> je suis authentifié et envoyé sur le tableau de bord.</text:span></text:p>
      <text:p text:style-name="P6"><text:span text:style-name="T2">Étant donner</text:span> que je suis sur la page de connexion. <text:span text:style-name="T2">Quand</text:span> je ne rempli pas correctement le formulaire de connexion et que je clique sur le bouton « se connecter ». <text:span text:style-name="T2">Alors</text:span>,<text:span text:style-name="T1"> je </text:span>ne <text:span text:style-name="T1">suis </text:span>pas <text:span text:style-name="T1">authentifié, </text:span>u<text:span text:style-name="T1">n message d’erreur s’affiche et je reste sur la page d</text:span>e connexion<text:span text:style-name="T1">.</text:span></text:p>
      <text:p text:style-name="Horizontal_20_Line"/>
      <text:h text:style-name="P3" text:outline-level="2">Réinitialisation de mot de passe</text:h>
      <text:p text:style-name="P2">En tant que visiteur, j’aimerais pouvoir réinitialiser mon mot de passe afin de pouvoir m’authentifier.</text:p>
      <text:h text:style-name="P5" text:outline-level="3">Critères d’acceptations</text:h>
      <text:p text:style-name="P7"><text:span text:style-name="T2">Étant donner</text:span> que je suis sur la page de connexion. <text:span text:style-name="T2">Quand</text:span> <text:span text:style-name="T4">je saisie mon adresse email et que je clique sur le bouton de réinitialisation du mot de passe</text:span>. <text:span text:style-name="T2">Alors</text:span>,<text:span text:style-name="T1"> </text:span><text:span text:style-name="T4">un message s’affiche et je reçois un email avec la procédure à suiv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4:39:39.819000000</meta:creation-date>
    <dc:date>2022-02-25T15:56:59.349000000</dc:date>
    <meta:editing-duration>PT30M48S</meta:editing-duration>
    <meta:editing-cycles>10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5" meta:word-count="237" meta:character-count="1397" meta:non-whitespace-character-count="1175"/>
  </office:meta>
</office:document-meta>
</file>